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00%" fo:text-align="start" style:justify-single-word="false" style:writing-mode="lr-tb"/>
      <style:text-properties officeooo:paragraph-rsid="00256fad"/>
    </style:style>
    <style:style style:name="P2" style:family="paragraph" style:parent-style-name="Text_20_body">
      <style:paragraph-properties fo:margin-top="0in" fo:margin-bottom="0in" loext:contextual-spacing="false" fo:line-height="100%" fo:text-align="start"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officeooo:rsid="001c6828" officeooo:paragraph-rsid="00256fad" style:text-blinking="false" fo:background-color="transparent" style:font-size-asian="14pt" style:font-size-complex="14pt"/>
    </style:style>
    <style:style style:name="T1"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style:font-size-asian="12pt" style:font-style-asian="normal" style:font-weight-asian="normal"/>
    </style:style>
    <style:style style:name="T2" style:family="text">
      <style:text-properties fo:font-variant="normal" fo:text-transform="none" fo:color="#000000" style:text-line-through-style="none" style:text-line-through-type="none" style:font-name="Times New Roman1" fo:font-size="12pt" fo:font-style="normal" style:text-underline-style="none" fo:font-weight="normal" officeooo:rsid="00256fad" style:text-blinking="false" style:font-size-asian="12pt" style:font-style-asian="normal" style:font-weight-asian="normal"/>
    </style:style>
    <style:style style:name="T3" style:family="text">
      <style:text-properties fo:font-variant="normal" fo:text-transform="none" fo:color="#000000" style:text-line-through-style="none" style:text-line-through-type="none" style:font-name="Times New Roman1" fo:font-size="12pt" fo:font-style="normal" style:text-underline-style="none" fo:font-weight="normal" officeooo:rsid="00272b87" style:text-blinking="false" style:font-size-asian="12pt" style:font-style-asian="normal" style:font-weight-asian="normal"/>
    </style:style>
    <style:style style:name="T4" style:family="text">
      <style:text-properties fo:font-variant="normal" fo:text-transform="none" fo:color="#000000" style:text-line-through-style="none" style:text-line-through-type="none" style:font-name="Times New Roman1" fo:font-size="12pt" fo:font-style="normal" style:text-underline-style="none" fo:font-weight="normal" officeooo:rsid="00288d68" style:text-blinking="false" style:font-size-asian="12pt" style:font-style-asian="normal" style:font-weight-asian="normal"/>
    </style:style>
    <style:style style:name="T5" style:family="text">
      <style:text-properties fo:font-variant="normal" fo:text-transform="none" fo:color="#000000" style:text-line-through-style="none" style:text-line-through-type="none" style:font-name="Times New Roman1" fo:font-size="12pt" fo:font-style="normal" style:text-underline-style="none" fo:font-weight="normal" officeooo:rsid="00288d68" style:text-blinking="false" style:font-size-asian="12pt" style:font-style-asian="normal" style:font-weight-asian="normal" style:font-style-complex="normal"/>
    </style:style>
    <style:style style:name="T6" style:family="text">
      <style:text-properties fo:font-variant="normal" fo:text-transform="none" fo:color="#000000" style:text-line-through-style="none" style:text-line-through-type="none" style:font-name="Times New Roman1" fo:font-size="12pt" fo:font-style="italic" style:text-underline-style="none" fo:font-weight="normal" officeooo:rsid="00288d68" style:text-blinking="false" style:font-size-asian="12pt" style:font-style-asian="italic" style:font-weight-asian="normal" style:font-style-complex="italic"/>
    </style:style>
    <style:style style:name="T7" style:family="text">
      <style:text-properties style:font-name="Times New Roman1" fo:font-size="12pt" fo:font-weight="normal" officeooo:rsid="00256fad" style:font-size-asian="12pt" style:font-style-asian="normal" style:font-weight-asian="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e application of the Jensen inequality to ecological systems is an important improvement in ecological studies </text:span><text:span text:style-name="T2">due to its ability to take into account variation in the traits measured measured. </text:span><text:span text:style-name="T1">Through the inequality, investigators can model and explain how dynamic certain systems are; and provide us with novel findings showing a more resolute picture when we are comparing between species and also the environment. Due to the simple nature of the inequality we can also return to previous studies in the field and extract even more information from these dynamic systems – </text:span><text:span text:style-name="T2">such as the meta analysis done by Wetzel et al (2016)</text:span><text:span text:style-name="T1">. One such system which would be interesting to explore would be seeing the actual dynamics of pollinator frequency and inflorescences size which could be easily be used in previous research I conducted on plant floral traits and floral visitation (Peck et al in prep). </text:span><text:span text:style-name="T3">It would be informative to look at the effect that larger inflorescences have on the number of visits by insects to see if it is not just a linear relationship, but instead a more dynamic relationship where larger inflorescences sizes end up resulting in a reduction in </text:span><text:span text:style-name="T4">floral visitation. Another potential project would be to </text:span><text:span text:style-name="T1">explore the idea of infection rate of a plant disease and secondary metabolite levels. </text:span><text:span text:style-name="T4">It would be interesting to see if higher levels of secondary metabolites confer additional resistance to different concentrations of pathogens in </text:span><text:span text:style-name="T6">Arabidopsis thailiana. </text:span><text:span text:style-name="T5">If a Jensen’s inequality was applied to either project we may see positive or negative Jensen’s respectfully instead of a standard linear regression.</text:span></text:p>
      <text:p text:style-name="P2"><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 Rigby</meta:initial-creator>
    <meta:creation-date>2018-03-13T14:14:16.636997405</meta:creation-date>
    <dc:date>2018-03-13T20:47:59.335364155</dc:date>
    <meta:editing-duration>PT56M45S</meta:editing-duration>
    <meta:editing-cycles>3</meta:editing-cycles>
    <meta:generator>LibreOffice/5.1.6.2$Linux_X86_64 LibreOffice_project/10m0$Build-2</meta:generator>
    <meta:document-statistic meta:table-count="0" meta:image-count="0" meta:object-count="0" meta:page-count="1" meta:paragraph-count="1" meta:word-count="261" meta:character-count="1633" meta:non-whitespace-character-count="1372"/>
  </office:meta>
</office:document-meta>
</file>